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E000003FABCFA1C42F3C2E1FB.png" manifest:media-type="image/png"/>
  <manifest:file-entry manifest:full-path="Pictures/100002010000058E000003D208A912BA4F249CDB.png" manifest:media-type="image/png"/>
  <manifest:file-entry manifest:full-path="Pictures/200000080000144F00000896ABCBC4620063E8BF.svm" manifest:media-type=""/>
  <manifest:file-entry manifest:full-path="Pictures/100000000000014A000000EC9A92DC4B24C92DDE.jpg" manifest:media-type="image/jpeg"/>
  <manifest:file-entry manifest:full-path="Pictures/100000000000014A000000EC14E59D1D19124A92.jpg" manifest:media-type="image/jpeg"/>
  <manifest:file-entry manifest:full-path="Pictures/100002010000096200000733154FA8BF7D069D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2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Topic</text:p>
              </text:list-item>
              <text:list-item>
                <text:p>Conclusion &amp; Outloo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Motivation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ive Microinstruction Driven Architecture</text:p>
              </text:list-item>
              <text:list-item>
                <text:p>Klasse von rekonfigurierbaren Prozessoren</text:p>
              </text:list-item>
              <text:list-item>
                <text:p>Bestehen aus Function Units, verbunden durch Datenbus und Token-Bus </text:p>
              </text:list-item>
              <text:list-item>
                <text:p>Zu den FUs gehören Tokenmachine, Framestack, Heap, ALUs</text:p>
              </text:list-item>
              <text:list-item>
                <text:p>Implementierung des Fachgebiets Rechnersysteme setzt auf Java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Protocol Stack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Internet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währleistet Datenübetragung zwischen entfernten Netzwerk-Teilnehmern. </text:p>
              </text:list-item>
              <text:list-item>
                <text:p>Übermittelt Daten von der Transportschicht zu der Netzwerkschicht.</text:p>
              </text:list-item>
              <text:list-item>
                <text:p>Verwendet IP-Adressen um einzelne Teilnehmer zu identifizieren. </text:p>
              </text:list-item>
              <text:list-item>
                <text:p>Verbindungsloses Protoko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Packet Defragmentat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etzwerkgeräte begrenzen die Maximal Segment Größe</text:p>
              </text:list-item>
              <text:list-item>
                <text:p>Große IP-Pakete können in eine nahezu beliebige Anzahl von Fragmenten zerlegt werden. </text:p>
              </text:list-item>
              <text:list-item>
                <text:p>Fragmente eines Ursprünglichen Pakets verfügen über die gleiche Identifikationsnummer, Ziel- und Quell-Port und Protokollnummer</text:p>
              </text:list-item>
              <text:list-item>
                <text:p>Flag wird gesetzt, wenn weitere Fragmente folgen.</text:p>
              </text:list-item>
              <text:list-item>
                <text:p>13 Bit Fragment-Offset gibt Offset zum Paketbeginn in 8 Byte Blöcken a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draw:frame presentation:style-name="pr8" draw:layer="layout" svg:width="18.45cm" svg:height="2.545cm" svg:x="0.745cm" svg:y="0.119cm" presentation:class="title" presentation:placeholder="true" presentation:user-transformed="true">
          <draw:text-box/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chema packet defragment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Transmission Control Protoco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 ist ein wichtiges Protokoll der Transportschicht</text:p>
              </text:list-item>
              <text:list-item>
                <text:p>Verbindungsorientiert</text:p>
              </text:list-item>
              <text:list-item>
                <text:p>Erzeugt eine stabile Verbindung zwischen den Anwendungsschichten der verbundenen Systeme.</text:p>
              </text:list-item>
              <text:list-item>
                <text:p>Möglichkeiten zu Fehlerbehandlung </text:p>
              </text:list-item>
              <text:list-item>
                <text:p>Flusssteuerung und Überlastkontrol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3" draw:layer="layout" svg:width="18.45cm" svg:height="2.545cm" svg:x="0.721cm" svg:y="0.084cm" presentation:class="title" presentation:user-transformed="true">
          <draw:text-box>
            <text:p>Sequenz-Nummer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Jeden versendeten Byte wird eine Sequenznummer zugewiesen. </text:p>
              </text:list-item>
              <text:list-item>
                <text:p>Richtige Reihenfolge ankommender Pakete wird sicher gestellt. <text:s/></text:p>
              </text:list-item>
              <text:list-item>
                <text:p>Ankommende Pakete werden mit Acknowledge-Paketen bestätigt.</text:p>
              </text:list-item>
              <text:list-item>
                <text:p>Die Acknowledge-Nummer gibt die Sequenz-Nummer des nächste erwarteten Paketes an. </text:p>
              </text:list-item>
              <text:list-item>
                <text:p>Verlorene Pakete werden dadurch erkann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Zustandsautomat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draw:frame presentation:style-name="pr3" draw:layer="layout" svg:width="18.45cm" svg:height="2.545cm" svg:x="0.673cm" svg:y="0.132cm" presentation:class="title" presentation:user-transformed="true">
          <draw:text-box>
            <text:p>Verbindungsaufbau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6.704cm" svg:height="12.817cm" svg:x="1.292cm" svg:y="4.314cm">
          <draw:image xlink:href="Pictures/100002010000096200000733154FA8BF7D069DB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Verbindungsabbau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Datenübertrag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517cm" svg:height="13.422cm" svg:x="0.721cm" svg:y="4.226cm">
          <draw:image xlink:href="Pictures/100002010000058E000003D208A912BA4F249CD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>
          <draw:text-box>
            <text:p>Erkennung fehlender Pakete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015cm" svg:height="13.612cm" svg:x="0.62cm" svg:y="4.036cm">
          <draw:image xlink:href="Pictures/100002010000058E000003FABCFA1C42F3C2E1F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Retransmiss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sendete Pakete werden in einer Retransmission Queue mit einem Zeitstempel gespeichert. </text:p>
              </text:list-item>
              <text:list-item>
                <text:p>Bestätigte Pakete werden aus der Retransmission Queue entfernt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Congestion Control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draw:frame presentation:style-name="pr3" draw:layer="layout" svg:width="18.45cm" svg:height="2.545cm" svg:x="0.7cm" svg:y="-0.378cm" presentation:class="title" presentation:placeholder="true">
          <draw:text-box/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2">22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14E59D1D19124A92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-0.378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2">22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9A92DC4B24C92DDE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22H1M45S</meta:editing-duration>
    <meta:editing-cycles>21</meta:editing-cycles>
    <meta:generator>LibreOffice/5.1.6.2$Linux_X86_64 LibreOffice_project/10m0$Build-2</meta:generator>
    <dc:date>2017-06-22T16:24:03.021532341</dc:date>
    <meta:document-statistic meta:object-count="116"/>
  </office:meta>
</office:document-meta>
</file>